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4563in"/>
    </style:style>
    <style:style style:name="ro5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s macht ihr für eure Studierenden?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Pt / Söri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E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2:31:08.6743127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9T12:32:20.999650429</dc:date>
    <meta:editing-duration>PT2H29M15S</meta:editing-duration>
    <meta:editing-cycles>71</meta:editing-cycles>
    <meta:generator>LibreOffice/4.2.7.2$Linux_x86 LibreOffice_project/420$Build-2</meta:generator>
    <dc:creator>Rick Bode</dc:creator>
    <meta:document-statistic meta:table-count="2" meta:cell-count="184" meta:object-count="0"/>
  </office:meta>
</office:document-meta>
</file>